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1e2ab6" officeooo:paragraph-rsid="001e2ab6"/>
    </style:style>
    <style:style style:name="P6" style:family="paragraph" style:parent-style-name="Text_20_body">
      <style:text-properties officeooo:rsid="001e2ab6" officeooo:paragraph-rsid="001e2ab6"/>
    </style:style>
    <style:style style:name="P7" style:family="paragraph" style:parent-style-name="Text_20_body">
      <style:text-properties officeooo:paragraph-rsid="001e2ab6"/>
    </style:style>
    <style:style style:name="P8" style:family="paragraph" style:parent-style-name="Text_20_body">
      <style:text-properties officeooo:rsid="001f45ca" officeooo:paragraph-rsid="001f45ca"/>
    </style:style>
    <style:style style:name="P9" style:family="paragraph" style:parent-style-name="Text_20_body">
      <style:text-properties style:text-underline-style="none" officeooo:rsid="001f45ca" officeooo:paragraph-rsid="001f45ca"/>
    </style:style>
    <style:style style:name="P10" style:family="paragraph" style:parent-style-name="Code">
      <style:text-properties officeooo:paragraph-rsid="001f45ca"/>
    </style:style>
    <style:style style:name="P11" style:family="paragraph" style:parent-style-name="Text_20_body">
      <style:text-properties style:text-underline-style="none" officeooo:rsid="001f4c66" officeooo:paragraph-rsid="001f4c66"/>
    </style:style>
    <style:style style:name="P12" style:family="paragraph" style:parent-style-name="Text_20_body">
      <style:text-properties officeooo:rsid="002283b9" officeooo:paragraph-rsid="002283b9"/>
    </style:style>
    <style:style style:name="P13" style:family="paragraph" style:parent-style-name="Text_20_body">
      <style:text-properties fo:font-style="italic" officeooo:rsid="001f4c66" officeooo:paragraph-rsid="001f4c66" style:font-style-asian="italic" style:font-style-complex="italic"/>
    </style:style>
    <style:style style:name="P14" style:family="paragraph" style:parent-style-name="Text_20_body">
      <style:text-properties officeooo:rsid="001c33ef"/>
    </style:style>
    <style:style style:name="P15" style:family="paragraph" style:parent-style-name="Text_20_body">
      <style:text-properties officeooo:rsid="001c33ef" officeooo:paragraph-rsid="001c33ef"/>
    </style:style>
    <style:style style:name="P16" style:family="paragraph" style:parent-style-name="Heading_20_2">
      <style:text-properties officeooo:paragraph-rsid="0015aab9"/>
    </style:style>
    <style:style style:name="P17" style:family="paragraph" style:parent-style-name="Text_20_body">
      <style:text-properties officeooo:rsid="001f4c66" officeooo:paragraph-rsid="001f4c66"/>
    </style:style>
    <style:style style:name="P18" style:family="paragraph" style:parent-style-name="Text_20_body">
      <style:text-properties officeooo:rsid="00200bec" officeooo:paragraph-rsid="00200bec"/>
    </style:style>
    <style:style style:name="P19" style:family="paragraph" style:parent-style-name="Text_20_body">
      <style:text-properties officeooo:rsid="0020b056" officeooo:paragraph-rsid="0020b056"/>
    </style:style>
    <style:style style:name="P20" style:family="paragraph" style:parent-style-name="Text_20_body">
      <style:text-properties officeooo:rsid="0026a0a6" officeooo:paragraph-rsid="0026a0a6"/>
    </style:style>
    <style:style style:name="P21" style:family="paragraph" style:parent-style-name="Heading_20_1">
      <style:text-properties officeooo:paragraph-rsid="0015aab9"/>
    </style:style>
    <style:style style:name="P22" style:family="paragraph" style:parent-style-name="Code">
      <style:text-properties officeooo:paragraph-rsid="0019a3f4"/>
    </style:style>
    <style:style style:name="P23" style:family="paragraph" style:parent-style-name="Heading_20_1" style:master-page-name="Standard">
      <style:paragraph-properties style:page-number="auto"/>
      <style:text-properties officeooo:paragraph-rsid="0016aacc"/>
    </style:style>
    <style:style style:name="P24" style:family="paragraph" style:parent-style-name="Text_20_body">
      <style:text-properties officeooo:paragraph-rsid="0015aab9"/>
    </style:style>
    <style:style style:name="P25" style:family="paragraph" style:parent-style-name="Code">
      <style:text-properties officeooo:paragraph-rsid="0015aab9"/>
    </style:style>
    <style:style style:name="P26" style:family="paragraph" style:parent-style-name="Text_20_body">
      <style:text-properties officeooo:rsid="0019742d" officeooo:paragraph-rsid="0019742d"/>
    </style:style>
    <style:style style:name="P2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e2ab6"/>
    </style:style>
    <style:style style:name="T2" style:family="text">
      <style:text-properties officeooo:rsid="0016b1ea"/>
    </style:style>
    <style:style style:name="T3" style:family="text">
      <style:text-properties officeooo:rsid="00200bec"/>
    </style:style>
    <style:style style:name="T4" style:family="text">
      <style:text-properties officeooo:rsid="00279ca5"/>
    </style:style>
    <style:style style:name="T5" style:family="text">
      <style:text-properties officeooo:rsid="0015aab9"/>
    </style:style>
    <style:style style:name="T6" style:family="text">
      <style:text-properties fo:color="#9cdcfe" loext:opacity="100%"/>
    </style:style>
    <style:style style:name="T7" style:family="text">
      <style:text-properties fo:color="#ce9178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Pico Work Setup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Pico Work Setup</text:p>
          </text:index-title>
          <text:p text:style-name="P2"><text:a xlink:type="simple" xlink:href="#__RefHeading___Toc229_2502408437" text:style-name="Index_20_Link" text:visited-style-name="Index_20_Link">1 History<text:tab/>1</text:a></text:p>
          <text:p text:style-name="P3"><text:a xlink:type="simple" xlink:href="#__RefHeading___Toc231_2502408437" text:style-name="Index_20_Link" text:visited-style-name="Index_20_Link">1.1 Start<text:tab/>1</text:a></text:p>
          <text:p text:style-name="P2"><text:a xlink:type="simple" xlink:href="#__RefHeading___Toc235_2502408437" text:style-name="Index_20_Link" text:visited-style-name="Index_20_Link">2 Intro<text:tab/>1</text:a></text:p>
          <text:p text:style-name="P3"><text:a xlink:type="simple" xlink:href="#__RefHeading___Toc237_2502408437" text:style-name="Index_20_Link" text:visited-style-name="Index_20_Link">2.1 Goal<text:tab/>1</text:a></text:p>
          <text:p text:style-name="P2"><text:a xlink:type="simple" xlink:href="#__RefHeading___Toc239_2502408437" text:style-name="Index_20_Link" text:visited-style-name="Index_20_Link">3 Basic first client setup<text:tab/>2</text:a></text:p>
          <text:p text:style-name="P3"><text:a xlink:type="simple" xlink:href="#__RefHeading___Toc241_2502408437" text:style-name="Index_20_Link" text:visited-style-name="Index_20_Link">3.1 Setup Windows<text:tab/>2</text:a></text:p>
          <text:p text:style-name="P4"><text:a xlink:type="simple" xlink:href="#__RefHeading___Toc243_2502408437" text:style-name="Index_20_Link" text:visited-style-name="Index_20_Link">3.1.1 Directory structure<text:tab/>2</text:a></text:p>
          <text:p text:style-name="P3"><text:a xlink:type="simple" xlink:href="#__RefHeading___Toc247_2502408437" text:style-name="Index_20_Link" text:visited-style-name="Index_20_Link">3.2 Setup ChromeOS Flex<text:tab/>3</text:a></text:p>
          <text:p text:style-name="P2"><text:a xlink:type="simple" xlink:href="#__RefHeading___Toc249_2502408437" text:style-name="Index_20_Link" text:visited-style-name="Index_20_Link">4 Preparation of a new project<text:tab/>3</text:a></text:p>
          <text:p text:style-name="P3"><text:a xlink:type="simple" xlink:href="#__RefHeading___Toc1162_2502408437" text:style-name="Index_20_Link" text:visited-style-name="Index_20_Link">4.1 New project at windows<text:tab/>3</text:a></text:p>
          <text:p text:style-name="P3"><text:a xlink:type="simple" xlink:href="#__RefHeading___Toc1164_2502408437" text:style-name="Index_20_Link" text:visited-style-name="Index_20_Link">4.2 New project at RaspiOS<text:tab/>3</text:a></text:p>
          <text:p text:style-name="P3"><text:a xlink:type="simple" xlink:href="#__RefHeading___Toc1166_2502408437" text:style-name="Index_20_Link" text:visited-style-name="Index_20_Link">4.3 New project at ChromeOS Flex<text:tab/>3</text:a></text:p>
          <text:p text:style-name="P2"><text:a xlink:type="simple" xlink:href="#__RefHeading___Toc249_2502408437%20Kopie%201" text:style-name="Index_20_Link" text:visited-style-name="Index_20_Link">5 Reactivate project from git<text:tab/>3</text:a></text:p>
          <text:p text:style-name="P3"><text:a xlink:type="simple" xlink:href="#__RefHeading___Toc249_2502408437%20Kopie%201%20Kopie%201" text:style-name="Index_20_Link" text:visited-style-name="Index_20_Link">5.1 Reactivate at windows<text:tab/>3</text:a></text:p>
          <text:p text:style-name="P3"><text:a xlink:type="simple" xlink:href="#__RefHeading___Toc249_2502408437%20Kopie%201%20Kopie%202" text:style-name="Index_20_Link" text:visited-style-name="Index_20_Link">5.2 Reactivate at RaspiOS<text:tab/>3</text:a></text:p>
          <text:p text:style-name="P3"><text:a xlink:type="simple" xlink:href="#__RefHeading___Toc249_2502408437%20Kopie%201%20Kopie%203" text:style-name="Index_20_Link" text:visited-style-name="Index_20_Link">5.3 Reactivate at ChromeOS Flex<text:tab/>3</text:a></text:p>
          <text:p text:style-name="P3"><text:a xlink:type="simple" xlink:href="#__RefHeading___Toc1168_2502408437" text:style-name="Index_20_Link" text:visited-style-name="Index_20_Link">5.4 All<text:tab/>3</text:a></text:p>
          <text:p text:style-name="P4"><text:a xlink:type="simple" xlink:href="#__RefHeading___Toc251_2502408437" text:style-name="Index_20_Link" text:visited-style-name="Index_20_Link">5.4.1 Execute programm generator<text:tab/>3</text:a></text:p>
          <text:p text:style-name="P4"><text:a xlink:type="simple" xlink:href="#__RefHeading___Toc253_2502408437" text:style-name="Index_20_Link" text:visited-style-name="Index_20_Link">5.4.2 Configuration for external OpenOCD debugger<text:tab/>4</text:a></text:p>
          <text:p text:style-name="P2"><text:a xlink:type="simple" xlink:href="#__RefHeading___Toc259_2502408437" text:style-name="Index_20_Link" text:visited-style-name="Index_20_Link">6 Dirty Work<text:tab/>5</text:a></text:p>
          <text:p text:style-name="P3"><text:a xlink:type="simple" xlink:href="#__RefHeading___Toc1756_2502408437" text:style-name="Index_20_Link" text:visited-style-name="Index_20_Link">6.1 got native compiler<text:tab/>5</text:a></text:p>
          <text:p text:style-name="P2"><text:a xlink:type="simple" xlink:href="#__RefHeading___Toc261_2502408437" text:style-name="Index_20_Link" text:visited-style-name="Index_20_Link">7 Questions<text:tab/>5</text:a></text:p>
          <text:p text:style-name="P3"><text:a xlink:type="simple" xlink:href="#__RefHeading___Toc1170_2502408437" text:style-name="Index_20_Link" text:visited-style-name="Index_20_Link">7.1 Which build type<text:tab/>5</text:a></text:p>
          <text:p text:style-name="P2"><text:a xlink:type="simple" xlink:href="#__RefHeading___Toc263_2502408437" text:style-name="Index_20_Link" text:visited-style-name="Index_20_Link">8 Problems<text:tab/>5</text:a></text:p>
          <text:p text:style-name="P2"><text:a xlink:type="simple" xlink:href="#__RefHeading___Toc265_2502408437" text:style-name="Index_20_Link" text:visited-style-name="Index_20_Link">9 Links<text:tab/>6</text:a></text:p>
          <text:p text:style-name="P3"><text:a xlink:type="simple" xlink:href="#__RefHeading___Toc267_2502408437" text:style-name="Index_20_Link" text:visited-style-name="Index_20_Link">9.2 Profiles<text:tab/>6</text:a></text:p>
          <text:p text:style-name="P3"><text:a xlink:type="simple" xlink:href="#__RefHeading___Toc269_2502408437" text:style-name="Index_20_Link" text:visited-style-name="Index_20_Link">9.3 Other<text:tab/>6</text:a></text:p>
        </text:index-body>
      </text:table-of-content>
      <text:p text:style-name="Text_20_body"/>
      <text:h text:style-name="Heading_20_1" text:outline-level="1"><text:bookmark-start text:name="__RefHeading___Toc229_2502408437"/>History<text:bookmark-end text:name="__RefHeading___Toc229_2502408437"/></text:h>
      <text:h text:style-name="P5" text:outline-level="2"><text:bookmark-start text:name="__RefHeading___Toc231_2502408437"/>Start<text:bookmark-end text:name="__RefHeading___Toc231_2502408437"/></text:h>
      <text:p text:style-name="P6">Start new rpi pico development based on the official plugin in vscode</text:p>
      <text:p text:style-name="P7"><text:span text:style-name="T1">Takeover dev1 </text:span>V 0.1.2 24.aug.2025</text:p>
      <text:p text:style-name="P7"/>
      <text:h text:style-name="Heading_20_1" text:outline-level="1"><text:bookmark-start text:name="__RefHeading___Toc235_2502408437"/>Intro<text:bookmark-end text:name="__RefHeading___Toc235_2502408437"/></text:h>
      <text:h text:style-name="Heading_20_2" text:outline-level="2"><text:bookmark-start text:name="__RefHeading___Toc237_2502408437"/>Goal<text:bookmark-end text:name="__RefHeading___Toc237_2502408437"/></text:h>
      <text:p text:style-name="Text_20_body">How to setup the work environment for raspberry pi pico c/c++ development</text:p>
      <text:h text:style-name="Heading_20_1" text:outline-level="1"><text:bookmark-start text:name="__RefHeading___Toc239_2502408437"/><text:soft-page-break/>Basic <text:span text:style-name="T2">first client</text:span> setup<text:bookmark-end text:name="__RefHeading___Toc239_2502408437"/></text:h>
      <text:h text:style-name="Heading_20_2" text:outline-level="2"><text:bookmark-start text:name="__RefHeading___Toc241_2502408437"/>Setup Windows<text:bookmark-end text:name="__RefHeading___Toc241_2502408437"/></text:h>
      <text:p text:style-name="P8">Create main subdir </text:p>
      <text:p text:style-name="Code">\pico</text:p>
      <text:p text:style-name="P9">Download from</text:p>
      <text:p text:style-name="Code"><text:a xlink:type="simple" xlink:href="https://code.visualstudio.com/" text:style-name="Internet_20_link" text:visited-style-name="Visited_20_Internet_20_Link">https://code.visualstudio.com/</text:a></text:p>
      <text:p text:style-name="P9">Use non installer packet</text:p>
      <text:p text:style-name="Code"><text:a xlink:type="simple" xlink:href="https://code.visualstudio.com/Download" text:style-name="Internet_20_link" text:visited-style-name="Visited_20_Internet_20_Link">https://code.visualstudio.com/Download</text:a></text:p>
      <text:p text:style-name="P8">Create install dirs </text:p>
      <text:p text:style-name="Code">bin\vscode</text:p>
      <text:p text:style-name="P8">Create work dirs</text:p>
      <text:p text:style-name="Code">projects\</text:p>
      <text:p text:style-name="P8">extract vscode to </text:p>
      <text:p text:style-name="P10">bin\vscode</text:p>
      <text:p text:style-name="P11">Install VS Extension</text:p>
      <text:p text:style-name="Code">Raspberry Pi Pico</text:p>
      <text:p text:style-name="Text_20_body">von</text:p>
      <text:p text:style-name="Code">raspberrypi.com</text:p>
      <text:p text:style-name="Text_20_body">Git is not auto installed</text:p>
      <text:p text:style-name="P12">Install GIT from</text:p>
      <text:p text:style-name="Code">https://git-scm.com/install/windows</text:p>
      <text:p text:style-name="P12">Use Portable ("thumbdrive edition") and install in</text:p>
      <text:p text:style-name="Code">bin\git</text:p>
      <text:p text:style-name="P12"/>
      <text:p text:style-name="Text_20_body"><text:tab/></text:p>
      <text:p text:style-name="P13">On same computer extensions and last project is still on</text:p>
      <text:p text:style-name="Text_20_body">fwehfhw</text:p>
      <text:h text:style-name="Heading_20_3" text:outline-level="3"><text:bookmark-start text:name="__RefHeading___Toc243_2502408437"/>Directory structure<text:bookmark-end text:name="__RefHeading___Toc243_2502408437"/></text:h>
      <text:p text:style-name="Text_20_body">Update pico probe binary</text:p>
      <text:p text:style-name="Text_20_body">Connect *.sh with git-bash.cmd</text:p>
      <text:p text:style-name="P14"/>
      <text:p text:style-name="P15"/>
      <text:h text:style-name="Heading_20_2" text:outline-level="2"><text:bookmark-start text:name="__RefHeading___Toc247_2502408437"/><text:soft-page-break/>Setup ChromeOS Flex<text:bookmark-end text:name="__RefHeading___Toc247_2502408437"/></text:h>
      <text:p text:style-name="Text_20_body"/>
      <text:p text:style-name="Text_20_body"/>
      <text:h text:style-name="Heading_20_1" text:outline-level="1"><text:bookmark-start text:name="__RefHeading___Toc249_2502408437"/>Preparation of a new project<text:bookmark-end text:name="__RefHeading___Toc249_2502408437"/></text:h>
      <text:h text:style-name="P16" text:outline-level="2"><text:bookmark-start text:name="__RefHeading___Toc1162_2502408437"/>New project at windows<text:bookmark-end text:name="__RefHeading___Toc1162_2502408437"/></text:h>
      <text:p text:style-name="P17">Click on pico symbol and use extension created </text:p>
      <text:p text:style-name="Code">New C/C++ Project</text:p>
      <text:p text:style-name="P18">As location </text:p>
      <text:p text:style-name="Code">&lt;<text:span text:style-name="T3">drive&gt;:\pico\projects</text:span></text:p>
      <text:p text:style-name="P19">Project subdir will be created</text:p>
      <text:p text:style-name="P20">At Problems with cmake; delete build dir; open a terminal </text:p>
      <text:p text:style-name="Code">cmake -S . -B build -G “Ninja”<text:line-break/><text:span text:style-name="T4">ninja -C build</text:span></text:p>
      <text:p text:style-name="P20"/>
      <text:h text:style-name="P16" text:outline-level="2"><text:bookmark-start text:name="__RefHeading___Toc1164_2502408437"/>New project at <text:span text:style-name="T5">RaspiOS</text:span><text:bookmark-end text:name="__RefHeading___Toc1164_2502408437"/></text:h>
      <text:h text:style-name="P16" text:outline-level="2"><text:bookmark-start text:name="__RefHeading___Toc1166_2502408437"/><text:span text:style-name="T5">N</text:span>ew project at <text:span text:style-name="T5">ChromeOS Flex</text:span><text:bookmark-end text:name="__RefHeading___Toc1166_2502408437"/></text:h>
      <text:h text:style-name="P21" text:outline-level="1"><text:bookmark-start text:name="__RefHeading___Toc249_2502408437 Kopie 1"/><text:span text:style-name="T5">Reactivate </text:span>project <text:span text:style-name="T5">from git</text:span><text:bookmark-end text:name="__RefHeading___Toc249_2502408437 Kopie 1"/></text:h>
      <text:h text:style-name="P16" text:outline-level="2"><text:bookmark-start text:name="__RefHeading___Toc249_2502408437 Kopie 1 Kopie 1"/><text:span text:style-name="T5">Reactivate</text:span> at windows<text:bookmark-end text:name="__RefHeading___Toc249_2502408437 Kopie 1 Kopie 1"/></text:h>
      <text:p text:style-name="Code"/>
      <text:h text:style-name="P16" text:outline-level="2"><text:bookmark-start text:name="__RefHeading___Toc249_2502408437 Kopie 1 Kopie 2"/><text:span text:style-name="T5">Reactivate</text:span> at <text:span text:style-name="T5">RaspiOS</text:span><text:bookmark-end text:name="__RefHeading___Toc249_2502408437 Kopie 1 Kopie 2"/></text:h>
      <text:p text:style-name="P22"><text:span text:style-name="T6">"gdbPath"</text:span>: <text:span text:style-name="T7">"gdb-multiarch"</text:span>,</text:p>
      <text:h text:style-name="P16" text:outline-level="2"><text:bookmark-start text:name="__RefHeading___Toc249_2502408437 Kopie 1 Kopie 3"/><text:span text:style-name="T5">Reactivate</text:span> at <text:span text:style-name="T5">ChromeOS Flex</text:span><text:bookmark-end text:name="__RefHeading___Toc249_2502408437 Kopie 1 Kopie 3"/></text:h>
      <text:h text:style-name="Heading_20_2" text:outline-level="2"><text:bookmark-start text:name="__RefHeading___Toc1168_2502408437"/>All<text:bookmark-end text:name="__RefHeading___Toc1168_2502408437"/></text:h>
      <text:h text:style-name="Heading_20_3" text:outline-level="3"><text:bookmark-start text:name="__RefHeading___Toc251_2502408437"/>Execute programm generator<text:bookmark-end text:name="__RefHeading___Toc251_2502408437"/></text:h>
      <text:p text:style-name="Text_20_body">Edit launch configuration</text:p>
      <text:p text:style-name="Text_20_body">Move source files to src</text:p>
      <text:p text:style-name="Text_20_body"><text:soft-page-break/></text:p>
      <text:h text:style-name="Heading_20_3" text:outline-level="3"><text:bookmark-start text:name="__RefHeading___Toc253_2502408437"/>Configuration for external OpenOCD debugger<text:bookmark-end text:name="__RefHeading___Toc253_2502408437"/></text:h>
      <text:p text:style-name="Text_20_body"/>
      <text:p text:style-name="Text_20_body"/>
      <text:p text:style-name="Text_20_body"/>
      <text:h text:style-name="Heading_20_2" text:outline-level="2"/>
      <text:h text:style-name="P23" text:outline-level="1"><text:bookmark-start text:name="__RefHeading___Toc259_2502408437"/>Dirty Work <text:bookmark-end text:name="__RefHeading___Toc259_2502408437"/></text:h>
      <text:h text:style-name="Heading_20_2" text:outline-level="2"><text:bookmark-start text:name="__RefHeading___Toc1756_2502408437"/>got native compiler<text:bookmark-end text:name="__RefHeading___Toc1756_2502408437"/></text:h>
      <text:h text:style-name="Heading_20_1" text:outline-level="1"><text:bookmark-start text:name="__RefHeading___Toc261_2502408437"/>Questions<text:bookmark-end text:name="__RefHeading___Toc261_2502408437"/></text:h>
      <text:p text:style-name="Text_20_body"/>
      <text:h text:style-name="Heading_20_2" text:outline-level="2"><text:bookmark-start text:name="__RefHeading___Toc1170_2502408437"/>Which build type<text:bookmark-end text:name="__RefHeading___Toc1170_2502408437"/></text:h>
      <text:p text:style-name="P24">Execute full build with</text:p>
      <text:p text:style-name="P25">cmake -S src -B . -G "Unix Makefiles" -D CMAKE_BUILD_TYPE=Debug<text:line-break/>make</text:p>
      <text:p text:style-name="P25">cmake -S src -B <text:span text:style-name="T5">build_pico</text:span> -G "<text:span text:style-name="T5">Ninja</text:span>" -D CMAKE_BUILD_TYPE=Debug<text:line-break/><text:span text:style-name="T5">ninja</text:span></text:p>
      <text:p text:style-name="P26">ninja geht nur mit -B .</text:p>
      <text:p text:style-name="P25">cmake -S src -B . -G "Eclipse CDT4 - Ninja" -D CMAKE_BUILD_TYPE=Debug -D PICO_BOARD=pico_w <text:line-break/>make</text:p>
      <text:h text:style-name="Heading_20_1" text:outline-level="1"><text:bookmark-start text:name="__RefHeading___Toc263_2502408437"/>Problems<text:bookmark-end text:name="__RefHeading___Toc263_2502408437"/></text:h>
      <text:p text:style-name="Text_20_body"/>
      <text:h text:style-name="P27" text:outline-level="1"><text:bookmark-start text:name="__RefHeading___Toc265_2502408437"/>Links<text:bookmark-end text:name="__RefHeading___Toc265_2502408437"/></text:h>
      <text:h text:style-name="Heading_20_2" text:outline-level="2"/>
      <text:p text:style-name="Text_20_body"/>
      <text:h text:style-name="Heading_20_2" text:outline-level="2"><text:bookmark-start text:name="__RefHeading___Toc267_2502408437"/>Profiles<text:bookmark-end text:name="__RefHeading___Toc267_2502408437"/></text:h>
      <text:p text:style-name="Text_20_body"/>
      <text:h text:style-name="Heading_20_2" text:outline-level="2"><text:bookmark-start text:name="__RefHeading___Toc269_2502408437"/>Other<text:bookmark-end text:name="__RefHeading___Toc269_2502408437"/>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Page_20_Number" style:display-name="Page Number" style:family="text"/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PicoWorkSetup2.odt</text:file-name><text:tab/><text:tab/><text:date style:data-style-name="N40" text:date-value="2025-12-20T09:16:57.831520945">Dec 20, 2025</text:date> <text:time style:data-style-name="N60" text:time-value="2023-09-06T21:22:48.090000073" text:fixed="true">21:22</text:time></text:p>
      </style:header>
      <style:footer>
        <text:p text:style-name="Footer"><text:tab/>Page <text:page-number text:select-page="current">6</text:page-number><text:s/>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6T13:30:10.31</meta:creation-date>
    <dc:date>2025-12-20T09:16:44.142850200</dc:date>
    <meta:editing-duration>PT12H31M11S</meta:editing-duration>
    <meta:editing-cycles>124</meta:editing-cycles>
    <meta:generator>LibreOffice/25.2.3.2$Windows_x86 LibreOffice_project/bbb074479178df812d175f709636b368952c2ce3</meta:generator>
    <meta:print-date>2025-12-19T21:25:46.251648400</meta:print-date>
    <meta:printed-by>PDF-Dateien</meta:printed-by>
    <meta:document-statistic meta:table-count="0" meta:image-count="0" meta:object-count="0" meta:page-count="6" meta:paragraph-count="103" meta:word-count="426" meta:character-count="2464" meta:non-whitespace-character-count="2156"/>
  </office:meta>
</office:document-meta>
</file>